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background-color="#3fbdb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fbdb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0e2a" officeooo:paragraph-rsid="00060e2a"/>
    </style:style>
    <style:style style:name="P2" style:family="paragraph" style:parent-style-name="Standard">
      <style:text-properties officeooo:rsid="00060e2a" officeooo:paragraph-rsid="000d57b2"/>
    </style:style>
    <style:style style:name="P3" style:family="paragraph" style:parent-style-name="Standard">
      <style:text-properties officeooo:rsid="00060e2a" officeooo:paragraph-rsid="0012b6ed"/>
    </style:style>
    <style:style style:name="P4" style:family="paragraph" style:parent-style-name="Standard">
      <style:text-properties officeooo:rsid="0005eea4" officeooo:paragraph-rsid="0005eea4"/>
    </style:style>
    <style:style style:name="P5" style:family="paragraph" style:parent-style-name="Standard">
      <style:text-properties officeooo:rsid="0005eea4" officeooo:paragraph-rsid="000d57b2"/>
    </style:style>
    <style:style style:name="P6" style:family="paragraph" style:parent-style-name="Standard">
      <style:text-properties officeooo:rsid="0008e1fa" officeooo:paragraph-rsid="0008e1fa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b535" officeooo:paragraph-rsid="000fb53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1f4b6" officeooo:paragraph-rsid="0011f4b6" style:font-weight-asian="bold" style:font-weight-complex="bold"/>
    </style:style>
    <style:style style:name="P9" style:family="paragraph" style:parent-style-name="Standard">
      <style:text-properties officeooo:rsid="0012b6ed" officeooo:paragraph-rsid="0012b6ed"/>
    </style:style>
    <style:style style:name="P10" style:family="paragraph" style:parent-style-name="Table_20_Contents">
      <style:text-properties officeooo:rsid="000d57b2" officeooo:paragraph-rsid="000d57b2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d57b2" officeooo:paragraph-rsid="000d57b2" style:font-weight-asian="bold" style:font-weight-complex="bold"/>
    </style:style>
    <style:style style:name="P12" style:family="paragraph" style:parent-style-name="Table_20_Contents">
      <style:text-properties officeooo:rsid="0011f4b6" officeooo:paragraph-rsid="0011f4b6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05eea4" officeooo:paragraph-rsid="0005eea4" style:font-weight-asian="bold" style:font-weight-complex="bold"/>
    </style:style>
    <style:style style:name="P14" style:family="paragraph" style:parent-style-name="Standard" style:list-style-name="L2">
      <style:text-properties officeooo:paragraph-rsid="000fb535"/>
    </style:style>
    <style:style style:name="P15" style:family="paragraph" style:parent-style-name="Standard" style:list-style-name="L2">
      <style:text-properties officeooo:rsid="00100aa0" officeooo:paragraph-rsid="00100aa0"/>
    </style:style>
    <style:style style:name="P16" style:family="paragraph" style:parent-style-name="Standard" style:list-style-name="L2">
      <style:text-properties officeooo:rsid="0005eea4" officeooo:paragraph-rsid="0011cefe"/>
    </style:style>
    <style:style style:name="P17" style:family="paragraph" style:parent-style-name="Standard" style:list-style-name="L2">
      <style:text-properties officeooo:rsid="0005eea4" officeooo:paragraph-rsid="0012b6ed"/>
    </style:style>
    <style:style style:name="P18" style:family="paragraph" style:parent-style-name="Standard" style:list-style-name="L2">
      <style:text-properties officeooo:rsid="0005eea4" officeooo:paragraph-rsid="0013555e"/>
    </style:style>
    <style:style style:name="P19" style:family="paragraph" style:parent-style-name="Standard" style:list-style-name="L2">
      <style:text-properties officeooo:rsid="0011f4b6" officeooo:paragraph-rsid="0011f4b6"/>
    </style:style>
    <style:style style:name="P20" style:family="paragraph" style:parent-style-name="Standard" style:list-style-name="L2">
      <style:text-properties officeooo:rsid="00127401" officeooo:paragraph-rsid="00127401"/>
    </style:style>
    <style:style style:name="P21" style:family="paragraph" style:parent-style-name="Standard" style:list-style-name="L2">
      <style:text-properties officeooo:rsid="000d57b2" officeooo:paragraph-rsid="0011f4b6"/>
    </style:style>
    <style:style style:name="P22" style:family="paragraph" style:parent-style-name="Standard" style:list-style-name="L2">
      <style:text-properties officeooo:rsid="0008e1fa" officeooo:paragraph-rsid="00100aa0"/>
    </style:style>
    <style:style style:name="P23" style:family="paragraph" style:parent-style-name="Standard" style:list-style-name="L2">
      <style:text-properties officeooo:rsid="0008e1fa" officeooo:paragraph-rsid="000fb535"/>
    </style:style>
    <style:style style:name="P24" style:family="paragraph" style:parent-style-name="Standard" style:list-style-name="L2">
      <style:text-properties officeooo:rsid="0047eb8c" officeooo:paragraph-rsid="000fb535"/>
    </style:style>
    <style:style style:name="P25" style:family="paragraph" style:parent-style-name="Standard" style:list-style-name="L2">
      <style:text-properties officeooo:rsid="0014cf32" officeooo:paragraph-rsid="0014cf32"/>
    </style:style>
    <style:style style:name="P26" style:family="paragraph" style:parent-style-name="Standard" style:list-style-name="L3">
      <style:paragraph-properties fo:text-align="justify" style:justify-single-word="false"/>
      <style:text-properties fo:font-weight="normal" officeooo:rsid="0008e1fa" officeooo:paragraph-rsid="000f3b0d" style:font-weight-asian="normal" style:font-weight-complex="normal"/>
    </style:style>
    <style:style style:name="P27" style:family="paragraph" style:parent-style-name="Standard" style:list-style-name="L2">
      <style:text-properties officeooo:rsid="001515eb" officeooo:paragraph-rsid="001515eb"/>
    </style:style>
    <style:style style:name="P28" style:family="paragraph" style:parent-style-name="Standard">
      <style:text-properties officeooo:rsid="001515eb" officeooo:paragraph-rsid="001515eb"/>
    </style:style>
    <style:style style:name="P29" style:family="paragraph" style:parent-style-name="Standard" style:list-style-name="L2">
      <style:text-properties officeooo:rsid="00159f61" officeooo:paragraph-rsid="00159f61"/>
    </style:style>
    <style:style style:name="T1" style:family="text">
      <style:text-properties officeooo:rsid="0006bb36"/>
    </style:style>
    <style:style style:name="T2" style:family="text">
      <style:text-properties officeooo:rsid="0047eb8c"/>
    </style:style>
    <style:style style:name="T3" style:family="text">
      <style:text-properties fo:font-weight="normal" officeooo:rsid="0008e1fa" style:font-weight-asian="normal" style:font-weight-complex="normal"/>
    </style:style>
    <style:style style:name="T4" style:family="text">
      <style:text-properties fo:font-weight="normal" officeooo:rsid="000f3b0d" style:font-weight-asian="normal" style:font-weight-complex="normal"/>
    </style:style>
    <style:style style:name="T5" style:family="text">
      <style:text-properties officeooo:rsid="0011f4b6"/>
    </style:style>
    <style:style style:name="T6" style:family="text">
      <style:text-properties officeooo:rsid="00127401"/>
    </style:style>
    <style:style style:name="T7" style:family="text">
      <style:text-properties officeooo:rsid="0012b6ed"/>
    </style:style>
    <style:style style:name="T8" style:family="text">
      <style:text-properties officeooo:rsid="00159f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Federal de Goiás</text:p>
      <text:p text:style-name="P7">Graduação em Engenharia de Software</text:p>
      <text:p text:style-name="P7">Disciplina: Processo de Software</text:p>
      <text:p text:style-name="P7">Docente: Gilmar Ferreira Arantes</text:p>
      <text:p text:style-name="P7">Semestre: 2017/2.</text:p>
      <text:p text:style-name="P7"/>
      <text:list xml:id="list1686879436235630856" text:style-name="L1">
        <text:list-item>
          <text:p text:style-name="P13">Cronograma do Trabalho Final</text:p>
        </text:list-item>
      </text:list>
      <text:p text:style-name="P4"/>
      <text:p text:style-name="P8">Tabela 1 – Cronograma do Trabalho Final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Item</text:p>
          </table:table-cell>
          <table:table-cell table:style-name="Table1.A1" office:value-type="string">
            <text:p text:style-name="P11">Atividade</text:p>
          </table:table-cell>
          <table:table-cell table:style-name="Table1.C1" office:value-type="string">
            <text:p text:style-name="P11">Data</text:p>
          </table:table-cell>
        </table:table-row>
        <table:table-row>
          <table:table-cell table:style-name="Table1.A8" office:value-type="string">
            <text:p text:style-name="P10">1</text:p>
          </table:table-cell>
          <table:table-cell table:style-name="Table1.B8" office:value-type="string">
            <text:p text:style-name="P5"><text:span text:style-name="T1">Definição, Documentação e </text:span>Elabora<text:span text:style-name="T1">ção</text:span> <text:span text:style-name="T1">d</text:span>os diagramas (BPM) do processo</text:p>
          </table:table-cell>
          <table:table-cell table:style-name="Table1.C8" office:value-type="string">
            <text:p text:style-name="P2">30/09/2017</text:p>
          </table:table-cell>
        </table:table-row>
        <table:table-row>
          <table:table-cell table:style-name="Table1.A8" office:value-type="string">
            <text:p text:style-name="P12">2</text:p>
          </table:table-cell>
          <table:table-cell table:style-name="Table1.B8" office:value-type="string">
            <text:p text:style-name="P9">Análise de Requisitos</text:p>
          </table:table-cell>
          <table:table-cell table:style-name="Table1.C8" office:value-type="string">
            <text:p text:style-name="P2">14/10/2017</text:p>
          </table:table-cell>
        </table:table-row>
        <table:table-row>
          <table:table-cell table:style-name="Table1.A8" office:value-type="string">
            <text:p text:style-name="P12">3</text:p>
          </table:table-cell>
          <table:table-cell table:style-name="Table1.B8" office:value-type="string">
            <text:p text:style-name="P9">Projeto</text:p>
          </table:table-cell>
          <table:table-cell table:style-name="Table1.C8" office:value-type="string">
            <text:p text:style-name="P2">21/10/2017</text:p>
          </table:table-cell>
        </table:table-row>
        <table:table-row>
          <table:table-cell table:style-name="Table1.A8" office:value-type="string">
            <text:p text:style-name="P12">4</text:p>
          </table:table-cell>
          <table:table-cell table:style-name="Table1.B8" office:value-type="string">
            <text:p text:style-name="P9">Implementação</text:p>
          </table:table-cell>
          <table:table-cell table:style-name="Table1.C8" office:value-type="string">
            <text:p text:style-name="P2">28/10/2017</text:p>
          </table:table-cell>
        </table:table-row>
        <table:table-row>
          <table:table-cell table:style-name="Table1.A8" office:value-type="string">
            <text:p text:style-name="P12">5</text:p>
          </table:table-cell>
          <table:table-cell table:style-name="Table1.B8" office:value-type="string">
            <text:p text:style-name="P9">Teste</text:p>
          </table:table-cell>
          <table:table-cell table:style-name="Table1.C8" office:value-type="string">
            <text:p text:style-name="P2">04/11/2017</text:p>
          </table:table-cell>
        </table:table-row>
        <table:table-row>
          <table:table-cell table:style-name="Table1.A8" office:value-type="string">
            <text:p text:style-name="P12">6</text:p>
          </table:table-cell>
          <table:table-cell table:style-name="Table1.B8" office:value-type="string">
            <text:p text:style-name="P9">Implantação</text:p>
          </table:table-cell>
          <table:table-cell table:style-name="Table1.C8" office:value-type="string">
            <text:p text:style-name="P2">11/11/2017</text:p>
          </table:table-cell>
        </table:table-row>
        <table:table-row>
          <table:table-cell table:style-name="Table1.A8" office:value-type="string">
            <text:p text:style-name="P12">7</text:p>
          </table:table-cell>
          <table:table-cell table:style-name="Table1.B8" office:value-type="string">
            <text:p text:style-name="P3">Avaliações de Processos</text:p>
          </table:table-cell>
          <table:table-cell table:style-name="Table1.C8" office:value-type="string">
            <text:p text:style-name="P2">18/11/2017</text:p>
          </table:table-cell>
        </table:table-row>
        <table:table-row>
          <table:table-cell table:style-name="Table1.A9" office:value-type="string">
            <text:p text:style-name="P12">8</text:p>
          </table:table-cell>
          <table:table-cell table:style-name="Table1.B9" office:value-type="string">
            <text:p text:style-name="P3">Avaliações de Processos</text:p>
          </table:table-cell>
          <table:table-cell table:style-name="Table1.C9" office:value-type="string">
            <text:p text:style-name="P2">25/11/2017</text:p>
          </table:table-cell>
        </table:table-row>
      </table:table>
      <text:p text:style-name="P4"/>
      <text:p text:style-name="P1"/>
      <text:list xml:id="list950355943315276202" text:style-name="L2">
        <text:list-item>
          <text:p text:style-name="P15">Descrição das Atividades:</text:p>
          <text:list>
            <text:list-item>
              <text:p text:style-name="P16"><text:span text:style-name="T5">No dia 30/09/2017</text:span> <text:span text:style-name="T5">deverá ser entregue a atividade 1 da Tabela 1, conforme discriminado a seguir:</text:span></text:p>
              <text:list>
                <text:list-item>
                  <text:p text:style-name="P19">A documentação do processo deve ser elaborada de acordo com o modelo constante do arquivo “<text:span text:style-name="T2">Processo de Desenvolvimento de Software”, </text:span>item 3.17 da Seção Materiais para pesquisa, constante deste documento. <text:span text:style-name="T6">A versão final deverá ser entregue no formato PDF.</text:span></text:p>
                </text:list-item>
                <text:list-item>
                  <text:p text:style-name="P20">Os diversos diagramas componentes do processo deverão ser elaborados utilizando a ferramenta “BonitaBPMCommunity”. Deverão ser exportados no formato de imagens e importados para o arquivo de documentação do processo.</text:p>
                </text:list-item>
                <text:list-item>
                  <text:p text:style-name="P27">Modelar as fases do processo, conforme determina o modelo ágil SCRUM.</text:p>
                </text:list-item>
              </text:list>
            </text:list-item>
            <text:list-item>
              <text:p text:style-name="P17"><text:span text:style-name="T6">No dia 14/10/2017</text:span> – <text:span text:style-name="T7">Análise de Requisitos</text:span>;</text:p>
              <text:p text:style-name="P27">2.2.1 O documento de iniciação deve conter o backlog do produto, os stakeholders, <text:s/>o cronograma das iterações quer serão necessárias para a conclusão do projetos.</text:p>
            </text:list-item>
          </text:list>
        </text:list-item>
      </text:list>
      <text:p text:style-name="P28"><text:s text:c="18"/>2.2.2 Os diagramas de requisitos podem ser os diagramas do projeto.</text:p>
      <text:p text:style-name="P28"><text:tab/> <text:s text:c="5"/><text:span text:style-name="T8">2.2.3 A descrição (documentação) dos requisitos deve ser elaborada na forma de estórias de usuário. Utilizar o arquivo “requisitos-ágeis”, como modelo.</text:span><text:tab/></text:p>
      <text:p text:style-name="P28"/>
      <text:p text:style-name="P28"/>
      <text:list xml:id="list110749095479379" text:continue-numbering="true" text:style-name="L2">
        <text:list-item>
          <text:list>
            <text:list-item>
              <text:p text:style-name="P18"><text:span text:style-name="T6">No dia 21/10/2017</text:span> – <text:span text:style-name="T7">Projeto</text:span>;<text:span text:style-name="T8">2.3.1. <text:tab/></text:span></text:p>
              <text:list>
                <text:list-item>
                  <text:p text:style-name="P29">Diagrama de arquitetura do software.</text:p>
                </text:list-item>
                <text:list-item>
                  <text:p text:style-name="P29">Diagrama de classes detalhadas.</text:p>
                </text:list-item>
                <text:list-item>
                  <text:p text:style-name="P29">Documentação da arquitetura. </text:p>
                </text:list-item>
                <text:list-item>
                  <text:p text:style-name="P29">Documentação das classes.</text:p>
                </text:list-item>
              </text:list>
            </text:list-item>
            <text:list-item>
              <text:p text:style-name="P18"><text:span text:style-name="T6">No dia 28/10/2017</text:span> – <text:span text:style-name="T7">Implementação</text:span>;</text:p>
            </text:list-item>
            <text:list-item>
              <text:p text:style-name="P18"><text:span text:style-name="T6">No dia 04/11/2017</text:span> – <text:span text:style-name="T7">Teste e homologação</text:span>;</text:p>
            </text:list-item>
            <text:list-item>
              <text:p text:style-name="P18"><text:span text:style-name="T6">No dia 11/11/2017</text:span> – <text:span text:style-name="T7">Implantação</text:span>;</text:p>
            </text:list-item>
            <text:list-item>
              <text:p text:style-name="P18"><text:span text:style-name="T6">No dia 18/11/2017</text:span> – <text:span text:style-name="T7">Apresentação do Processo</text:span></text:p>
            </text:list-item>
            <text:list-item>
              <text:p text:style-name="P18"><text:soft-page-break/><text:span text:style-name="T6">No dia 25/11/2017</text:span> – <text:span text:style-name="T7">Apresentação das Avaliações dos Processos</text:span></text:p>
              <text:p text:style-name="P21"/>
            </text:list-item>
          </text:list>
        </text:list-item>
        <text:list-item>
          <text:p text:style-name="P22">Materiais para pesquisa:</text:p>
          <text:list>
            <text:list-item>
              <text:p text:style-name="P23">Abordando a Engenharia de Requisitos no MPS.BR;</text:p>
            </text:list-item>
            <text:list-item>
              <text:p text:style-name="P23">Adoção de práticas do nível G do MPS.BR em microempresas;</text:p>
            </text:list-item>
            <text:list-item>
              <text:p text:style-name="P23">Apoiando a Implementação do Modelo de Maturidade MPS Nível G;</text:p>
            </text:list-item>
            <text:list-item>
              <text:p text:style-name="P23">Atividades básicas ao processo de desenvolvimento de Software;</text:p>
            </text:list-item>
            <text:list-item>
              <text:p text:style-name="P23">Experiências da Domínio Informática na Implantação do MPS.BR;</text:p>
            </text:list-item>
            <text:list-item>
              <text:p text:style-name="P23">Experiências Práticas na Avaliação MPS.BR;</text:p>
            </text:list-item>
            <text:list-item>
              <text:p text:style-name="P23">Extensão do Scrum segundo o MPS.BR nível G;</text:p>
            </text:list-item>
            <text:list-item>
              <text:p text:style-name="P23">Gerenciando requisitos com MPS.BR;</text:p>
            </text:list-item>
            <text:list-item>
              <text:p text:style-name="P23">Implantação do Scrum para Melhoria no Gerenciamento de Projetos de Software;</text:p>
            </text:list-item>
            <text:list-item>
              <text:p text:style-name="P23">Implementando o MPS.BR nível G;</text:p>
            </text:list-item>
            <text:list-item>
              <text:p text:style-name="P23">Medição de Software no CMMI e MPS.BR;</text:p>
            </text:list-item>
            <text:list-item>
              <text:p text:style-name="P23">Medições para a gestão de sistemas de informação do Governo Eletrônico;</text:p>
            </text:list-item>
            <text:list-item>
              <text:p text:style-name="P23">MEDS_V_2_0_0;</text:p>
            </text:list-item>
            <text:list-item>
              <text:p text:style-name="P14">MPS.BR níveis G e F;</text:p>
            </text:list-item>
            <text:list-item>
              <text:p text:style-name="P24">MPS.BR: Melhorando o nível de maturidade do processo com metodologia ágil;</text:p>
            </text:list-item>
            <text:list-item>
              <text:p text:style-name="P24">Processo de desenvolvimento-Artefatos</text:p>
            </text:list-item>
            <text:list-item>
              <text:p text:style-name="P24">Processo de Desenvolvimento de Software</text:p>
            </text:list-item>
            <text:list-item>
              <text:p text:style-name="P14"><text:span text:style-name="T3">O dilema da documentação no processo de desenvolvimento de software – </text:span><text:span text:style-name="T4">disponível em: </text:span><text:span text:style-name="T3"><text:s/></text:span><text:a xlink:type="simple" xlink:href="https://www.ibm.com/developerworks/community/blogs/fd26864d-cb41-49cf-b719-d89c6b072893/entry/o_dilema_da_documenta_c3_a7_c3_a3o_no_processo_de_desenvolvimento_de_software6?lang=en" text:style-name="Internet_20_link" text:visited-style-name="Visited_20_Internet_20_Link"><text:span text:style-name="T3">https://www.ibm.com/developerworks/community/blogs/fd26864d-cb41-49cf-b719-d89c6b072893/entry/o_dilema_da_documenta_c3_a7_c3_a3o_no_processo_de_desenvolvimento_de_software6?lang=en</text:span></text:a></text:p>
            </text:list-item>
            <text:list-item>
              <text:p text:style-name="P24">Scrum e MPS.BR: Um caso prático do uso em conjunto destas abordagens;</text:p>
            </text:list-item>
            <text:list-item>
              <text:p text:style-name="P25">processosAtributosResultadosMps</text:p>
            </text:list-item>
          </text:list>
        </text:list-item>
      </text:list>
      <text:list xml:id="list8789518012006462007" text:style-name="L3">
        <text:list-header>
          <text:p text:style-name="P26"/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35:11.117075227</meta:creation-date>
    <dc:date>2017-09-23T11:07:46.677000000</dc:date>
    <meta:editing-duration>PT4H4M28S</meta:editing-duration>
    <meta:editing-cycles>18</meta:editing-cycles>
    <meta:generator>LibreOffice/5.1.3.2$Windows_X86_64 LibreOffice_project/644e4637d1d8544fd9f56425bd6cec110e49301b</meta:generator>
    <meta:document-statistic meta:table-count="1" meta:image-count="0" meta:object-count="0" meta:page-count="2" meta:paragraph-count="74" meta:word-count="464" meta:character-count="3330" meta:non-whitespace-character-count="2938"/>
  </office:meta>
</office:document-meta>
</file>